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orkflowManagerImpl.getWorkflowSchema( Workflowable workflowabl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WorkflowManagerImpl.invoke( Workflowable workflowable , String event , boolean forc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WorkflowManagerImpl.hasWorkflow( Workflowable workflow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flowManagerImpl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flowManagerImpl.canInvoke( Workflowable workflowable , String ev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WorkflowManagerImpl.invoke( Workflowable workflowable , String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